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4f1c" officeooo:paragraph-rsid="000a4f1c"/>
    </style:style>
    <style:style style:name="P2" style:family="paragraph" style:parent-style-name="Standard">
      <style:text-properties officeooo:rsid="000c3cd6" officeooo:paragraph-rsid="000c3cd6"/>
    </style:style>
    <style:style style:name="P3" style:family="paragraph" style:parent-style-name="Standard" style:list-style-name="L1">
      <style:text-properties officeooo:rsid="000c3cd6" officeooo:paragraph-rsid="000c3cd6"/>
    </style:style>
    <style:style style:name="P4" style:family="paragraph" style:parent-style-name="Standard" style:list-style-name="L1">
      <style:text-properties officeooo:paragraph-rsid="000c3cd6"/>
    </style:style>
    <style:style style:name="P5" style:family="paragraph" style:parent-style-name="Standard" style:list-style-name="L1">
      <style:text-properties officeooo:rsid="000c4eb9" officeooo:paragraph-rsid="000c4eb9"/>
    </style:style>
    <style:style style:name="P6" style:family="paragraph" style:parent-style-name="Standard" style:list-style-name="L1">
      <style:text-properties officeooo:rsid="000d3ead" officeooo:paragraph-rsid="000d3ead"/>
    </style:style>
    <style:style style:name="P7" style:family="paragraph" style:parent-style-name="Standard" style:list-style-name="L2">
      <style:text-properties officeooo:rsid="000d3ead" officeooo:paragraph-rsid="000d3ead"/>
    </style:style>
    <style:style style:name="P8" style:family="paragraph" style:parent-style-name="Standard" style:list-style-name="L2"/>
    <style:style style:name="P9" style:family="paragraph" style:parent-style-name="Standard" style:list-style-name="L2">
      <style:text-properties officeooo:rsid="000f36c5" officeooo:paragraph-rsid="000f36c5"/>
    </style:style>
    <style:style style:name="P10" style:family="paragraph" style:parent-style-name="Standard" style:list-style-name="L3">
      <style:text-properties officeooo:rsid="000f36c5" officeooo:paragraph-rsid="000f36c5"/>
    </style:style>
    <style:style style:name="P11" style:family="paragraph" style:parent-style-name="Standard" style:list-style-name="L1">
      <style:text-properties officeooo:rsid="000f36c5" officeooo:paragraph-rsid="000f36c5"/>
    </style:style>
    <style:style style:name="P12" style:family="paragraph" style:parent-style-name="Standard" style:list-style-name="L4">
      <style:text-properties officeooo:rsid="000f36c5" officeooo:paragraph-rsid="000f36c5"/>
    </style:style>
    <style:style style:name="P13" style:family="paragraph" style:parent-style-name="Standard" style:list-style-name="L4"/>
    <style:style style:name="P14" style:family="paragraph" style:parent-style-name="Heading">
      <style:text-properties officeooo:rsid="000d3ead" officeooo:paragraph-rsid="000d3ead"/>
    </style:style>
    <style:style style:name="P15" style:family="paragraph" style:parent-style-name="Heading">
      <style:text-properties officeooo:rsid="000f36c5" officeooo:paragraph-rsid="000f36c5"/>
    </style:style>
    <style:style style:name="T1" style:family="text">
      <style:text-properties officeooo:rsid="000c3cd6"/>
    </style:style>
    <style:style style:name="T2" style:family="text">
      <style:text-properties officeooo:rsid="000d3ead"/>
    </style:style>
    <style:style style:name="T3" style:family="text">
      <style:text-properties officeooo:rsid="000f36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A502 – Level Design II – Session 06</text:span></text:p>
      <text:p text:style-name="P1"/>
      <text:h text:style-name="Heading_20_3" text:outline-level="3">Introduction to Unity3d</text:h>
      <text:p text:style-name="P2"><text:a xlink:type="simple" xlink:href="https://unity3d.com/" text:style-name="Internet_20_link" text:visited-style-name="Visited_20_Internet_20_Link">https://unity3d.com/</text:a></text:p>
      <text:p text:style-name="P2"/>
      <text:list xml:id="list1964415396321751510" text:style-name="L1">
        <text:list-item>
          <text:p text:style-name="P4"><text:span text:style-name="T1">Relatively lightweight</text:span></text:p>
        </text:list-item>
        <text:list-item>
          <text:p text:style-name="P3">Large community</text:p>
          <text:list>
            <text:list-header>
              <text:p text:style-name="P5"><text:a xlink:type="simple" xlink:href="https://forum.unity3d.com/" text:style-name="Internet_20_link" text:visited-style-name="Visited_20_Internet_20_Link">https://forum.unity3d.com/</text:a></text:p>
              <text:p text:style-name="P5"><text:a xlink:type="simple" xlink:href="http://answers.unity3d.com/" text:style-name="Internet_20_link" text:visited-style-name="Visited_20_Internet_20_Link">http://answers.unity3d.com/</text:a></text:p>
            </text:list-header>
          </text:list>
        </text:list-item>
        <text:list-item>
          <text:p text:style-name="P5">C# Scripting</text:p>
          <text:list>
            <text:list-item>
              <text:p text:style-name="P6">UnityScript &amp; Boo</text:p>
            </text:list-item>
          </text:list>
        </text:list-item>
        <text:list-item>
          <text:p text:style-name="P5">Good <text:span text:style-name="T2">b</text:span>asic <text:span text:style-name="T2">f</text:span>eature set.</text:p>
        </text:list-item>
        <text:list-item>
          <text:p text:style-name="P6">Personal Edition is “free”</text:p>
        </text:list-item>
        <text:list-item>
          <text:p text:style-name="P6">Closed source.</text:p>
        </text:list-item>
        <text:list-item>
          <text:p text:style-name="P11">No visual scripting.</text:p>
        </text:list-item>
      </text:list>
      <text:p text:style-name="P14">Interface</text:p>
      <text:list xml:id="list8504809390707702993" text:style-name="L2">
        <text:list-item>
          <text:p text:style-name="P8">Game and Editor Viewport.</text:p>
          <text:list>
            <text:list-item>
              <text:p text:style-name="P8"><text:span text:style-name="T2">Basic controls similar to</text:span> <text:span text:style-name="T2">M</text:span>aya</text:p>
            </text:list-item>
            <text:list-item>
              <text:p text:style-name="P7">Play | Pause | Stop</text:p>
            </text:list-item>
          </text:list>
        </text:list-item>
        <text:list-item>
          <text:p text:style-name="P9">Inspector</text:p>
        </text:list-item>
        <text:list-item>
          <text:p text:style-name="P9">Scene Hierarchy</text:p>
        </text:list-item>
        <text:list-item>
          <text:p text:style-name="P9">Project Browser</text:p>
        </text:list-item>
      </text:list>
      <text:p text:style-name="P15">Importing Assets</text:p>
      <text:list xml:id="list2693803299811192682" text:style-name="L3">
        <text:list-item>
          <text:p text:style-name="P10">FBX pipeline.</text:p>
          <text:list>
            <text:list-item>
              <text:p text:style-name="P10">Export FBX from Maya.</text:p>
            </text:list-item>
            <text:list-item>
              <text:p text:style-name="P10">Import FBX in Unity.</text:p>
            </text:list-item>
          </text:list>
        </text:list-item>
        <text:list-item>
          <text:p text:style-name="P10">Material Pipeline</text:p>
          <text:list>
            <text:list-item>
              <text:p text:style-name="P10">Save image in project.</text:p>
            </text:list-item>
            <text:list-item>
              <text:p text:style-name="P10">Select import settings.</text:p>
            </text:list-item>
            <text:list-item>
              <text:p text:style-name="P10">Create Material.</text:p>
            </text:list-item>
            <text:list-item>
              <text:p text:style-name="P10">Select Shader.</text:p>
            </text:list-item>
            <text:list-item>
              <text:p text:style-name="P10">Apply Material.</text:p>
            </text:list-item>
          </text:list>
        </text:list-item>
      </text:list>
      <text:p text:style-name="P15">Game Objects</text:p>
      <text:list xml:id="list4085538598932703641" text:style-name="L4">
        <text:list-item>
          <text:p text:style-name="P13"><text:span text:style-name="T3">Made up of c</text:span>omponents <text:span text:style-name="T3">which define behavior</text:span>.</text:p>
        </text:list-item>
        <text:list-item>
          <text:p text:style-name="P12">Can have many sub-objects.</text:p>
        </text:list-item>
        <text:list-item>
          <text:p text:style-name="P12">Child object transform relative to parent.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9:59:00.891695412</meta:creation-date>
    <dc:date>2016-11-08T21:23:53.654584767</dc:date>
    <meta:editing-duration>PT42S</meta:editing-duration>
    <meta:editing-cycles>1</meta:editing-cycles>
    <meta:document-statistic meta:table-count="0" meta:image-count="0" meta:object-count="0" meta:page-count="1" meta:paragraph-count="34" meta:word-count="128" meta:character-count="733" meta:non-whitespace-character-count="664"/>
    <meta:generator>LibreOffice/5.1.4.2$Linux_X86_64 LibreOffice_project/10m0$Build-2</meta:generator>
  </office:meta>
</office:document-meta>
</file>